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office:value-type="string" calcext:value-type="string">
            <text:p>Κυριακή της Ορθοδοξίας, Αλεξίου «του ανθρώπου του Θεού», Μαρτύρων Μαρίνου του εν Αλεξανδρεία και Οσίου Παύλου του Κρητός, Θεοστηρίκτου του ομολογητού, Λαζάρου Δικαίου, Πατρικίου Αποστόλου της Ιρλανδίας, Οσίου πατρός ημών Μακαρίου ηγουμένου της μονής Κολγιαζίν, Οσιομάρτυρος Γαβριήλ του Μικρού του εκ Γεωργίας, Οσιομάρτυρος Παύλου, υπερασπιστού των εικόνων, Ιερομάρτυρος Θεοδούλου του Σιναΐτου, Μνήμη της μετά φιλανθρωπίας επενεχθείσης φοβεράς απειλής του σεισμού</text:p>
          </table:table-cell>
          <table:table-cell office:value-type="string" calcext:value-type="string">
            <text:p>Άξιος, Άξια, Αλέξιος (Αλέξης, Αλέκος), Αλεξία (Αλέξα, Αλέκα), Γερτρούδη, Λωξάνδρα (Λωξάντρα), Ορθοδόξης (Δοξάκης, Δόξης), Ορθοδοξία (Δόξα, Ορθούλα), Ρωξάνη (Ρωξάν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office:value-type="string" calcext:value-type="string">
            <text:p>Κυρίλλου αρχιεπισκόπου Ιεροσολύμων, Μαρτύρων Ευκαρπίωνος, Τροφίμου και ετέρων Μυρίων (10.000) των εν Νικομηδεία, τους αυχένας τμηθέντων, Οσίου Ανανίου του θαυματουργού, Οσίου Κυρίλλου του Αστραχάν, Αγίου Εδουάρδου, βασιλέως της Αγγλίας</text:p>
          </table:table-cell>
          <table:table-cell office:value-type="string" calcext:value-type="string">
            <text:p>Εδουάρδος (Εντυ, Εντουαρντ), [Ανεπίσημα] Κύριλλος, Κυριλλία (Κυρίλλα, Κυρίλλη)</text:p>
          </table:table-cell>
          <table:table-cell/>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5">00/00/0000</text:date>, <text:time style:data-style-name="N2" text:time-value="15:44:54.9963594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5T17:03:55.901915346</dc:date>
    <meta:editing-duration>P2DT4H20M57S</meta:editing-duration>
    <meta:editing-cycles>85</meta:editing-cycles>
    <meta:generator>LibreOffice/6.3.4.2.0$Linux_X86_64 LibreOffice_project/30$Build-2</meta:generator>
    <meta:document-statistic meta:table-count="1" meta:cell-count="2260" meta:object-count="0"/>
  </office:meta>
</office:document-meta>
</file>